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d774c" style:text-blinking="false" fo:background-color="transparent"/>
    </style:style>
    <style:style style:name="P2" style:family="paragraph" style:parent-style-name="Text_20_body" style:list-style-name="L2">
      <style:paragraph-properties fo:text-align="start" style:justify-single-word="false"/>
      <style:text-properties style:font-name="Arial" officeooo:paragraph-rsid="001d774c"/>
    </style:style>
    <style:style style:name="P3" style:family="paragraph" style:parent-style-name="Text_20_body">
      <style:paragraph-properties fo:text-align="start" style:justify-single-word="false"/>
      <style:text-properties style:font-name="Arial" officeooo:paragraph-rsid="0029b49b"/>
    </style:style>
    <style:style style:name="P4" style:family="paragraph" style:parent-style-name="Text_20_body" style:list-style-name="L5">
      <style:paragraph-properties fo:text-align="start" style:justify-single-word="false"/>
      <style:text-properties style:font-name="Arial" officeooo:paragraph-rsid="002b47da"/>
    </style:style>
    <style:style style:name="P5" style:family="paragraph" style:parent-style-name="Text_20_body" style:list-style-name="L2">
      <style:paragraph-properties fo:text-align="start" style:justify-single-word="false"/>
      <style:text-properties officeooo:paragraph-rsid="001e9973"/>
    </style:style>
    <style:style style:name="P6" style:family="paragraph" style:parent-style-name="Text_20_body">
      <style:paragraph-properties fo:text-align="start" style:justify-single-word="false"/>
      <style:text-properties officeooo:paragraph-rsid="001e9973"/>
    </style:style>
    <style:style style:name="P7" style:family="paragraph" style:parent-style-name="Text_20_body">
      <style:paragraph-properties fo:text-align="start" style:justify-single-word="false"/>
      <style:text-properties officeooo:paragraph-rsid="00257e4e"/>
    </style:style>
    <style:style style:name="P8" style:family="paragraph" style:parent-style-name="Text_20_body" style:list-style-name="L3">
      <style:paragraph-properties fo:text-align="start" style:justify-single-word="false"/>
      <style:text-properties officeooo:paragraph-rsid="0029b49b"/>
    </style:style>
    <style:style style:name="P9" style:family="paragraph" style:parent-style-name="Text_20_body" style:list-style-name="L3">
      <style:paragraph-properties fo:text-align="start" style:justify-single-word="false"/>
      <style:text-properties officeooo:paragraph-rsid="002a6946"/>
    </style:style>
    <style:style style:name="P10" style:family="paragraph" style:parent-style-name="Text_20_body" style:list-style-name="L5">
      <style:paragraph-properties fo:text-align="start" style:justify-single-word="false"/>
      <style:text-properties officeooo:paragraph-rsid="001d774c"/>
    </style:style>
    <style:style style:name="P11" style:family="paragraph" style:parent-style-name="Text_20_body">
      <style:paragraph-properties fo:line-height="115%" fo:text-align="start" style:justify-single-word="false"/>
      <style:text-properties officeooo:paragraph-rsid="001d774c"/>
    </style:style>
    <style:style style:name="P12" style:family="paragraph" style:parent-style-name="Text_20_body">
      <style:paragraph-properties fo:line-height="115%" fo:text-align="start" style:justify-single-word="false"/>
      <style:text-properties officeooo:paragraph-rsid="001e9973"/>
    </style:style>
    <style:style style:name="P13" style:family="paragraph" style:parent-style-name="Text_20_body" style:list-style-name="L2">
      <style:text-properties officeooo:paragraph-rsid="002b47da"/>
    </style:style>
    <style:style style:name="P14" style:family="paragraph" style:parent-style-name="Text_20_body">
      <style:paragraph-properties fo:text-align="start" style:justify-single-word="false"/>
      <style:text-properties fo:font-size="12pt" officeooo:paragraph-rsid="001d774c" style:font-size-asian="12pt" style:font-size-complex="12pt"/>
    </style:style>
    <style:style style:name="P15" style:family="paragraph" style:parent-style-name="Text_20_body">
      <style:text-properties officeooo:paragraph-rsid="002a6946"/>
    </style:style>
    <style:style style:name="P16" style:family="paragraph" style:parent-style-name="Text_20_body" style:list-style-name="L4">
      <style:text-properties officeooo:paragraph-rsid="002a6946"/>
    </style:style>
    <style:style style:name="P17" style:family="paragraph" style:parent-style-name="Text_20_body">
      <style:text-properties officeooo:paragraph-rsid="002b47da"/>
    </style:style>
    <style:style style:name="P18" style:family="paragraph" style:parent-style-name="Text_20_body">
      <style:paragraph-properties fo:margin-top="0cm" fo:margin-bottom="0.247cm" loext:contextual-spacing="false" fo:text-align="start" style:justify-single-word="false"/>
      <style:text-properties officeooo:paragraph-rsid="001ea0b9"/>
    </style:style>
    <style:style style:name="P19" style:family="paragraph" style:parent-style-name="Text_20_body">
      <style:paragraph-properties fo:margin-top="0cm" fo:margin-bottom="0.146cm" loext:contextual-spacing="false" fo:text-align="start" style:justify-single-word="false"/>
      <style:text-properties officeooo:paragraph-rsid="001ea0b9"/>
    </style:style>
    <style:style style:name="P20" style:family="paragraph" style:parent-style-name="Standard">
      <style:paragraph-properties fo:text-align="center" style:justify-single-word="false"/>
      <style:text-properties style:font-name="Arial" fo:font-size="24pt" officeooo:rsid="001a73c2" officeooo:paragraph-rsid="001a73c2" style:font-size-asian="21pt" style:font-size-complex="24pt"/>
    </style:style>
    <style:style style:name="P21" style:family="paragraph" style:parent-style-name="Standard">
      <style:paragraph-properties fo:text-align="start" style:justify-single-word="false"/>
      <style:text-properties style:font-name="Arial" fo:font-size="20pt" officeooo:rsid="001a73c2" officeooo:paragraph-rsid="001a73c2" style:font-size-asian="17.5pt" style:font-size-complex="20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1a73c2" officeooo:paragraph-rsid="001a73c2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officeooo:rsid="001a73c2" officeooo:paragraph-rsid="001a73c2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1d774c"/>
    </style:style>
    <style:style style:name="P25" style:family="paragraph" style:parent-style-name="Standard">
      <style:paragraph-properties fo:text-align="start" style:justify-single-word="false"/>
      <style:text-properties officeooo:paragraph-rsid="001d774c"/>
    </style:style>
    <style:style style:name="P26" style:family="paragraph" style:parent-style-name="Standard">
      <style:paragraph-properties fo:text-align="start" style:justify-single-word="false"/>
      <style:text-properties fo:font-size="14pt" officeooo:paragraph-rsid="001a73c2" style:font-size-asian="14pt" style:font-size-complex="14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officeooo:paragraph-rsid="001d774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1d774c" style:font-size-asian="12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257e4e" style:text-blinking="false" fo:background-color="transparent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officeooo:rsid="0029b49b" officeooo:paragraph-rsid="0029b49b" style:font-size-asian="12pt" style:font-size-complex="12pt"/>
    </style:style>
    <style:style style:name="P31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2pt" officeooo:paragraph-rsid="001d774c" style:font-size-asian="12pt" style:font-size-complex="12pt"/>
    </style:style>
    <style:style style:name="P32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2pt" officeooo:paragraph-rsid="0028dc39" style:font-size-asian="12pt" style:font-size-complex="12pt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2pt" officeooo:paragraph-rsid="001d774c" style:font-size-asian="12pt" style:font-size-complex="12pt"/>
    </style:style>
    <style:style style:name="T1" style:family="text">
      <style:text-properties fo:font-size="14pt" fo:font-style="italic" style:font-size-asian="14pt" style:font-style-asian="italic"/>
    </style:style>
    <style:style style:name="T2" style:family="text">
      <style:text-properties fo:font-size="14pt" fo:font-style="normal" style:font-size-asian="14pt" style:font-style-asian="normal"/>
    </style:style>
    <style:style style:name="T3" style:family="text">
      <style:text-properties style:font-name="Arial"/>
    </style:style>
    <style:style style:name="T4" style:family="text">
      <style:text-properties style:font-name="Arial" officeooo:rsid="001a73c2"/>
    </style:style>
    <style:style style:name="T5" style:family="text">
      <style:text-properties style:font-name="Arial" fo:font-style="normal" style:font-style-asian="normal"/>
    </style:style>
    <style:style style:name="T6" style:family="text">
      <style:text-properties style:font-name="Arial" fo:font-style="normal" officeooo:rsid="001b1f6c" style:font-style-asian="normal"/>
    </style:style>
    <style:style style:name="T7" style:family="text">
      <style:text-properties style:font-name="Arial" fo:font-style="normal" officeooo:rsid="001c126d" style:font-style-asian="normal"/>
    </style:style>
    <style:style style:name="T8" style:family="text">
      <style:text-properties style:font-name="Arial" fo:font-style="normal" officeooo:rsid="001d774c" style:font-style-asian="normal"/>
    </style:style>
    <style:style style:name="T9" style:family="text">
      <style:text-properties style:font-name="Arial" fo:font-style="normal" officeooo:rsid="002b5f99" style:font-style-asian="normal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officeooo:rsid="001c126d" style:font-style-asian="normal"/>
    </style:style>
    <style:style style:name="T12" style:family="text">
      <style:text-properties fo:font-style="normal" officeooo:rsid="001d774c" style:font-style-asian="normal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d774c" style:text-blinking="false" fo:background-color="transparent" loext:char-shading-value="0" style:font-size-asian="12pt" style:font-style-asian="normal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e9973" style:text-blinking="false" fo:background-color="transparent" loext:char-shading-value="0" style:font-size-asian="12pt" style:font-style-asian="normal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ea0b9" style:text-blinking="false" fo:background-color="transparent" loext:char-shading-value="0" style:font-size-asian="12pt" style:font-style-asian="normal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a6946" style:text-blinking="false" fo:background-color="transparent" loext:char-shading-value="0" style:font-size-asian="12pt" style:font-style-asian="normal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47da" style:text-blinking="false" fo:background-color="transparent" loext:char-shading-value="0" style:font-size-asian="12pt" style:font-style-asian="normal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2pt" fo:letter-spacing="normal" fo:language="pt" fo:country="PT" fo:font-style="normal" style:text-underline-style="none" fo:font-weight="normal" officeooo:rsid="0029b49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12pt" fo:letter-spacing="normal" fo:language="pt" fo:country="PT" fo:font-style="normal" style:text-underline-style="none" fo:font-weight="normal" officeooo:rsid="002a6946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d774c" style:text-blinking="false" fo:background-color="transparent" loext:char-shading-value="0" style:font-style-asian="normal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10d46" style:text-blinking="false" fo:background-color="transparent" loext:char-shading-value="0" style:font-style-asian="normal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10d46" style:text-blinking="false" fo:background-color="transparent" loext:char-shading-value="0" style:font-style-asian="normal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2e825" style:text-blinking="false" fo:background-color="transparent" loext:char-shading-value="0" style:font-style-asian="normal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69c6b" style:text-blinking="false" fo:background-color="transparent" loext:char-shading-value="0" style:font-style-asian="normal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f394" style:text-blinking="false" fo:background-color="transparent" loext:char-shading-value="0" style:font-style-asian="normal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8dc39" style:text-blinking="false" fo:background-color="transparent" loext:char-shading-value="0" style:font-style-asian="normal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8dc39" style:text-blinking="false" fo:background-color="transparent" loext:char-shading-value="0" style:font-style-asian="normal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b47da" style:text-blinking="false" fo:background-color="transparent" loext:char-shading-value="0" style:font-style-asian="normal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b5f99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a0b9" style:text-blinking="false" fo:background-color="transparent" loext:char-shading-value="0" style:font-size-asian="12pt" style:font-style-asian="normal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a0b9" style:text-blinking="false" fo:background-color="transparent" loext:char-shading-value="0" style:font-size-asian="12pt" style:font-style-asian="normal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b5f99" style:text-blinking="false" fo:background-color="transparent" loext:char-shading-value="0" style:font-size-asian="12pt" style:font-style-asian="normal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5f99" style:text-blinking="false" fo:background-color="transparent" loext:char-shading-value="0" style:font-style-asian="normal"/>
    </style:style>
    <style:style style:name="T36" style:family="text">
      <style:text-properties fo:font-variant="normal" fo:text-transform="none" fo:color="#000000" fo:font-size="12pt" fo:letter-spacing="normal" fo:language="pt" fo:country="PT" fo:font-style="normal" fo:font-weight="normal"/>
    </style:style>
    <style:style style:name="T37" style:family="text">
      <style:text-properties fo:font-variant="normal" fo:text-transform="none" fo:color="#000000" fo:font-size="12pt" fo:letter-spacing="normal" fo:language="pt" fo:country="PT" fo:font-style="normal" fo:font-weight="normal" officeooo:rsid="0029b49b"/>
    </style:style>
    <style:style style:name="T38" style:family="text">
      <style:text-properties fo:font-variant="normal" fo:text-transform="none" fo:color="#212121" style:text-line-through-style="none" style:text-line-through-type="none" style:font-name="arial" fo:font-size="12pt" fo:letter-spacing="normal" fo:font-style="normal" style:text-underline-style="none" fo:font-weight="normal" officeooo:rsid="002a6946" style:text-blinking="false" fo:background-color="transparent" loext:char-shading-value="0" style:font-size-asian="12pt" style:font-style-asian="normal" style:font-size-complex="12pt"/>
    </style:style>
    <style:style style:name="T39" style:family="text">
      <style:text-properties fo:font-size="12pt" officeooo:rsid="001d774c" style:font-size-asian="12pt" style:font-style-asian="normal" style:font-size-complex="12pt"/>
    </style:style>
    <style:style style:name="T40" style:family="text">
      <style:text-properties officeooo:rsid="0029b49b"/>
    </style:style>
    <style:style style:name="T41" style:family="text">
      <style:text-properties officeooo:rsid="002b47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ática Investigativa</text:p>
      <text:p text:style-name="P26"><text:span text:style-name="T4">Artigo: </text:span></text:p>
      <text:p text:style-name="P21"><text:s/><text:span text:style-name="T1">The Traveling Salesman Problem: An overview of exact and approximate algorithms, Gilbert Laporte, European Journal of Operational Research 59 (1992) 231-247</text:span></text:p>
      <text:p text:style-name="P21"><text:span text:style-name="T2"/></text:p>
      <text:p text:style-name="P23"><text:span text:style-name="T10">Luiza Ávila</text:span></text:p>
      <text:p text:style-name="P22"><text:span text:style-name="T10"/></text:p>
      <text:p text:style-name="Text_20_body"><text:span text:style-name="T10"><text:tab/></text:span><text:span text:style-name="T5">O artigo apresenta </text:span><text:span text:style-name="T6">os principais algoritmos do problema do caixeiro viajante, definindo o problema, sua complexidade e suas aplicações atuais. O autor enuncia </text:span><text:span text:style-name="T7">os diferentes algoritmos usados para auxiliar a resolução do problema (inteiros lineares, branch-and-bound, spanning tree, entre outros) e explica o uso deles em algoritmos exatos. </text:span><text:span text:style-name="T8">O autor também </text:span><text:span text:style-name="T7">ressalta a importância do problema TSP (caixeiro viajante) no desenvolvimento teórico computacional.</text:span></text:p>
      <text:p text:style-name="Text_20_body"><text:span text:style-name="T7"><text:tab/></text:span><text:span text:style-name="T9">Para mim, os pontos positivos do artigo são a apresentação de </text:span><text:bookmark text:name="docs-internal-guid-f6536589-7fff-b024-6f1b-648772bf8859"/><text:span text:style-name="T34">aplicações que também podem ser consideradas TSP e a explicação de forma consistente; e a menção casos especiais de TSP que podem ser resolvidos em tempo polinomial.</text:span></text:p>
      <text:p text:style-name="Text_20_body"><text:span text:style-name="T34"><text:tab/>Como pontos negativos, achei que o artigo no geral possuía uma linguagem confusa, o nível de </text:span><text:bookmark text:name="docs-internal-guid-6b552dd5-7fff-9f0e-2d91-0148ab8a8559"/><text:span text:style-name="T34">matemática do artigo não consegue ser entendido por um graduando no primeiro ano como o autor pretendia e ele poderia ter explicado melhor no final por que os melhores algoritmos são os melhores.</text:span></text:p>
      <text:p text:style-name="P22"><text:span text:style-name="T11"/></text:p>
      <text:p text:style-name="P22"><text:span text:style-name="T11"><text:tab/></text:span><text:span text:style-name="T12">Algoritmos Exatos:</text:span></text:p>
      <text:p text:style-name="P22"><text:span text:style-name="T12"/></text:p>
      <text:list xml:id="list3605952487" text:style-name="L2">
        <text:list-item>
          <text:p text:style-name="P5"><text:span text:style-name="T13">Integer linear programming formulations</text:span></text:p>
        </text:list-item>
      </text:list>
      <text:p text:style-name="P6"><text:span text:style-name="T13"><text:tab/>Todas as combinações são checadas, e se a combinação for um circuito que envolve todos os vértices do grafo passando apenas 1 vez por cada um, a soma é feita e o menor resultado entre todas as combinações válidas é escolhido.</text:span></text:p>
      <text:p text:style-name="P6"><text:span text:style-name="T13"><text:tab/>O autor diferencia os de dois artigos, DFJ e MTZ, pontuando que entre tod</text:span><text:span text:style-name="T14">as formulações propostas e comparadas a que possui o relaxamento linear mais forte é o de DFJ.</text:span></text:p>
      <text:list xml:id="list230657759692598" text:continue-numbering="true" text:style-name="L2">
        <text:list-item>
          <text:p text:style-name="P31"><text:bookmark text:name="docs-internal-guid-ce65e894-7fff-708f-8b65-077f497c1e9c"/><text:span text:style-name="T22">The assignment lower bound and related branch-and-bound algorithms </text:span></text:p>
        </text:list-item>
      </text:list>
      <text:p text:style-name="P18"><text:span text:style-name="T13"><text:tab/></text:span><text:span text:style-name="T14">Algoritmos branch-and-bound são os mais utilizados em problemas TSP.</text:span></text:p>
      <text:p text:style-name="P19"><text:bookmark text:name="docs-internal-guid-1d70f6b8-7fff-bc85-be3f-09bce08a5d58"/><text:span text:style-name="T14"><text:tab/></text:span><text:span text:style-name="T17">D</text:span><text:span text:style-name="T14">ivide o problema em duas partes: um assignment problem </text:span><text:span text:style-name="T15">(AP) </text:span><text:span text:style-name="T14">que acha um limite para ser aplicado a um branch-and-bound, e o próprio branch-and-bound, </text:span><text:span text:style-name="T15">que usa subtours e subproblemas para encontrar arestas impróprias.</text:span><text:span text:style-name="T14"> </text:span></text:p>
      <text:p text:style-name="P19"><text:span text:style-name="T14"><text:tab/></text:span><text:span text:style-name="T32">O autor apresenta três algoritmos que usam o método: </text:span><text:span text:style-name="T32">Carpaneto and Toth</text:span></text:p>
      <text:p text:style-name="P19"><text:span text:style-name="T3">(1980), Balas and Christofides (1981) and Miller and Pekny (1991).</text:span></text:p>
      <text:list xml:id="list230657595051261" text:continue-numbering="true" text:style-name="L2">
        <text:list-item>
          <text:p text:style-name="P27"><text:bookmark text:name="docs-internal-guid-d6986646-7fff-9c1b-70c4-3fdfd54ce3a8"/><text:span text:style-name="T22">The shortest spanning arborescence bound and a related algorithm </text:span></text:p>
        </text:list-item>
      </text:list>
      <text:p text:style-name="P14"><text:soft-page-break/><text:span text:style-name="T22"><text:tab/></text:span><text:bookmark text:name="docs-internal-guid-d4c42b0f-7fff-9ad5-2741-704ff73b09b7"/><text:span text:style-name="T22">Esta abordagem também usa branch-and-bound, mas </text:span><text:span text:style-name="T25">p</text:span><text:span text:style-name="T22">ara o valor inicial, é gerada a arborescência mínima, e então a anti-arborescência desta, de forma que com as duas ligadas há um circuito inicial que serve de limite para o branch-and-bound. </text:span></text:p>
      <text:p text:style-name="P14"><text:span text:style-name="T22"><text:tab/></text:span><text:span text:style-name="T23">O autor apresenta o exemplo de </text:span><text:span text:style-name="T23">Fischetti and Toth (1991).</text:span></text:p>
      <text:list xml:id="list230658065871110" text:continue-numbering="true" text:style-name="L2">
        <text:list-item>
          <text:p text:style-name="P29"><text:bookmark text:name="docs-internal-guid-ce7bba67-7fff-08c2-5127-9e46aa6b6179"/><text:span text:style-name="T39">The shortest spanning tree bound and related algorithms </text:span></text:p>
        </text:list-item>
      </text:list>
      <text:p text:style-name="P7"><text:bookmark text:name="docs-internal-guid-a0849274-7fff-571d-7b4e-0ebe7618b295"/><text:span text:style-name="T13"><text:tab/>Similar ao método anterior, mas otimizado para grafos simétricos. O valor inicial, ao contrário do anterior, é obtido calculando a menor 1-árvore (árvore contendo apenas 1 vértice) mais duas arestas distintas que incidem a este vértice.</text:span></text:p>
      <text:list xml:id="list230658474481691" text:continue-numbering="true" text:style-name="L2">
        <text:list-item>
          <text:p text:style-name="P24"><text:bookmark text:name="docs-internal-guid-131a45ab-7fff-1b57-28a8-8785db40531a"/><text:span text:style-name="T13">The 2-matching lower bound and related algorithms </text:span></text:p>
        </text:list-item>
      </text:list>
      <text:p text:style-name="P28"><text:bookmark text:name="docs-internal-guid-cfda4bb0-7fff-9bde-4177-a6495c34ff82"/><text:span text:style-name="T22"><text:tab/></text:span><text:span text:style-name="T26">V</text:span><text:span text:style-name="T22">alida várias restrições antes de ramificar em variáveis fracionárias, aumentando o valor do relaxamento, e limitando o crescimento da árvore de pesquisa. </text:span><text:span text:style-name="T26">E</text:span><text:span text:style-name="T22">limina subrotas, depois procura pares de desigualdades correspondentes, combinando-as e forma o clique na árvore. </text:span></text:p>
      <text:p text:style-name="P28"><text:span text:style-name="T22"/></text:p>
      <text:p text:style-name="P28"><text:span text:style-name="T22"><text:tab/></text:span><text:span text:style-name="T26">Algoritmos </text:span><text:span text:style-name="T30">He</text:span><text:span text:style-name="T27">uríticos</text:span></text:p>
      <text:p text:style-name="P28"><text:span text:style-name="T26"/></text:p>
      <text:list xml:id="list230657022624403" text:continue-numbering="true" text:style-name="L2">
        <text:list-item>
          <text:p text:style-name="P27"><text:bookmark text:name="docs-internal-guid-90230dfc-7fff-2fba-fe24-891c72a32454"/><text:span text:style-name="T22">Heuristics with guaranteed worst-case performance </text:span></text:p>
        </text:list-item>
      </text:list>
      <text:p text:style-name="P33"><text:bookmark text:name="docs-internal-guid-af0fd929-7fff-54d7-b89b-9a2065175db4"/><text:span text:style-name="T22"><text:tab/>O algoritmo primeiramente transforma o grafo em um grafo direcionado, depois busca eliminar as arestas que incidem sobre vértices já visitados. </text:span></text:p>
      <text:p text:style-name="P25"><text:span text:style-name="T13"><text:tab/></text:span><text:bookmark text:name="docs-internal-guid-a0fd791e-7fff-75a7-4ce2-678c0b8ce0ad"/><text:span text:style-name="T13">Uma alternativa para melhorar esta solução é ligar os vértices que possuem grau ímpar, visando obter um atalho </text:span><text:span text:style-name="T17">caso precise depois</text:span><text:span text:style-name="T13">.</text:span></text:p>
      <text:p text:style-name="Text_20_body"><text:span text:style-name="T22"><text:tab/></text:span><text:span text:style-name="T28">O autor cita </text:span><text:span text:style-name="T28">Christofides (1976) como um dos principais contribuintes.</text:span></text:p>
      <text:list xml:id="list230657761375727" text:continue-numbering="true" text:style-name="L2">
        <text:list-item>
          <text:p text:style-name="P32"><text:bookmark text:name="docs-internal-guid-8c9b9c5b-7fff-796f-2b64-88fdfe62eef0"/><text:span text:style-name="T22">Heuristics with good empirical performance </text:span></text:p>
        </text:list-item>
      </text:list>
      <text:p text:style-name="P30"><text:tab/>O autor explica que os melhores métodos são os algoritmos compostos, que combinam procedimentos de construção de tour e procedimento de melhoria de tour.</text:p>
      <text:list xml:id="list230657543396833" text:continue-numbering="true" text:style-name="L2">
        <text:list-item>
          <text:list>
            <text:list-item>
              <text:p text:style-name="P2">Tour construction procedures</text:p>
            </text:list-item>
          </text:list>
        </text:list-item>
      </text:list>
      <text:p text:style-name="P3"><text:span text:style-name="T40"><text:tab/><text:tab/>A ideia principal do algoritmo é </text:span><text:bookmark text:name="tw-target-text"/><text:span text:style-name="T36">gradualmente construi</text:span><text:span text:style-name="T37">r </text:span><text:span text:style-name="T36">uma solução </text:span><text:span text:style-name="T37">pela </text:span><text:span text:style-name="T36">adi</text:span><text:span text:style-name="T37">ção de</text:span><text:span text:style-name="T36"> um novo vértice em cada passo. </text:span><text:span text:style-name="T37">Ele apresenta 3 principais algoritmos:</text:span></text:p>
      <text:list xml:id="list2599579887" text:style-name="L3">
        <text:list-item>
          <text:p text:style-name="P8"><text:span text:style-name="T19">Vizinho mais próximo: constrói um caminho possível tomando a decisão mais vantajosa para cada passo. </text:span></text:p>
        </text:list-item>
        <text:list-item>
          <text:p text:style-name="P9"><text:span text:style-name="T20">A</text:span><text:span text:style-name="T19">lgoritmo de inserção: consiste em cada passo inserir um vértice no caminho que satisfaça um critério definido. </text:span></text:p>
        </text:list-item>
        <text:list-item>
          <text:p text:style-name="P9"><text:span text:style-name="T20">A</text:span><text:span text:style-name="T19">lgoritmo de patch para TSPs assimétricos: explorando o problema de os vértices estarem uniformemente distribuídos, ligando-os até que se forme apenas um caminho.</text:span></text:p>
        </text:list-item>
      </text:list>
      <text:list xml:id="list230658210988486" text:continue-list="list230657543396833" text:style-name="L2">
        <text:list-item>
          <text:list>
            <text:list-item>
              <text:p text:style-name="P1"><text:bookmark text:name="docs-internal-guid-31e89e68-7fff-446e-bab3-85b3da97384f"/><text:span text:style-name="T39">Tour improvement procedures</text:span></text:p>
            </text:list-item>
          </text:list>
        </text:list-item>
      </text:list>
      <text:p text:style-name="P15"><text:span text:style-name="T16"><text:tab/><text:tab/>A ideia do algoritmo é </text:span><text:span text:style-name="T38">melhorar uma solução viável executando várias trocas.</text:span><text:span text:style-name="T16"> Divido em 3 principais algoritmos:</text:span></text:p>
      <text:list xml:id="list981332553" text:style-name="L4">
        <text:list-item>
          <text:p text:style-name="P16"><text:span text:style-name="T16">Algoritmo r-opt: remove um número r de ligações (consecutivas ou não) do caminho e tenta reconectá-los querendo obter um caminho de menor custo. </text:span></text:p>
        </text:list-item>
        <text:list-item>
          <text:p text:style-name="P16"><text:soft-page-break/><text:span text:style-name="T16">Simulado de anelamento: busca mover de uma solução inicial para outra com o menor custo, analisando todas as soluções vizinhas </text:span><text:span text:style-name="T17">e reduzindo o número de mudanças permitidas à medida que o algoritmo avança</text:span><text:span text:style-name="T16">. </text:span></text:p>
        </text:list-item>
        <text:list-item>
          <text:p text:style-name="P16"><text:span text:style-name="T17">P</text:span><text:span text:style-name="T16">esquisa tabu: busca evitar a criação de ciclos, fazendo com que as soluções que já foram examinadas sejam deixadas de lado </text:span><text:span text:style-name="T17">e colocadas na “lista Tabu”</text:span><text:span text:style-name="T16">.</text:span></text:p>
        </text:list-item>
      </text:list>
      <text:list xml:id="list230658847201667" text:continue-list="list230658210988486" text:style-name="L2">
        <text:list-item>
          <text:list>
            <text:list-item>
              <text:p text:style-name="P13"><text:bookmark text:name="docs-internal-guid-217692ba-7fff-d440-26f8-5f737505ab7f"/><text:span text:style-name="T3">Composite algorithms </text:span></text:p>
            </text:list-item>
          </text:list>
        </text:list-item>
      </text:list>
      <text:p text:style-name="P17"><text:span text:style-name="T13">O </text:span><text:span text:style-name="T17">método baseia-se na junção dos dois últimos. O autor apresenta 2 algoritmos principais</text:span></text:p>
      <text:list xml:id="list1251111388" text:style-name="L5">
        <text:list-item>
          <text:list>
            <text:list-item>
              <text:p text:style-name="P10"><text:span text:style-name="T3">CCAO heuristic: </text:span><text:span text:style-name="T31">e</text:span><text:span text:style-name="T21">xplora uma propriedade do problema, que são os vértices localizados na parte convexa do grafo, visitando-os na ordem em que aparecem.</text:span></text:p>
            </text:list-item>
            <text:list-item>
              <text:p text:style-name="P4"><text:span text:style-name="T41">GENIUS: </text:span><text:bookmark text:name="docs-internal-guid-fb9e11c9-7fff-5889-ee02-3e78e2135e04"/><text:span text:style-name="T18">insere os vértices na solução de maneira mais cautelosa, e não na ordem que aparecem, além de uma otimização posterior, reinserindo os vértices.</text:span></text:p>
            </text:list-item>
          </text:list>
        </text:list-item>
      </text:list>
      <text:p text:style-name="Text_20_body"><text:line-break/></text:p>
      <text:p text:style-name="P11"><text:span text:style-name="T13"><text:tab/></text:span></text:p>
      <text:p text:style-name="P12"><text:span text:style-name="T14"><text:s/>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8:13:00</meta:creation-date>
    <dc:title>PONTIFÍCIA UNIVERSIDADE CATÓLICA DE MINAS GERAIS</dc:title>
    <meta:initial-creator>dcc</meta:initial-creator>
    <dc:date>2019-05-19T23:06:56.607000000</dc:date>
    <meta:editing-duration>PT2M5S</meta:editing-duration>
    <meta:editing-cycles>1</meta:editing-cycles>
    <meta:document-statistic meta:table-count="0" meta:image-count="0" meta:object-count="0" meta:page-count="3" meta:paragraph-count="49" meta:word-count="823" meta:character-count="5350" meta:non-whitespace-character-count="4545"/>
    <meta:generator>LibreOffice/5.4.0.3$Windows_x86 LibreOffice_project/7556cbc6811c9d992f4064ab9287069087d7f62c</meta:generator>
  </office:meta>
</office:document-meta>
</file>